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raceInterceptor.SimpleTrace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TraceInterceptor.SimpleTraceInterceptor( boolean useDynamic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aceInterceptor.getInvocationDescription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TraceInterceptor.invokeUnderTrace( MethodInvocation invocation , Log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